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1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6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746" calcext:value-type="float">
            <text:p>746</text:p>
          </table:table-cell>
          <table:table-cell table:style-name="ce5" table:formula="of:=[.B2]" office:value-type="float" office:value="746" calcext:value-type="float">
            <text:p>74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5" table:formula="of:=[.Q9]" office:value-type="float" office:value="1711888.0925625" calcext:value-type="float">
            <text:p>1711888.1</text:p>
          </table:table-cell>
          <table:table-cell table:style-name="ce5" table:formula="of:=[.R9]" office:value-type="float" office:value="197055.9" calcext:value-type="float">
            <text:p>197055.9</text:p>
          </table:table-cell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7460" calcext:value-type="float">
            <text:p>7460</text:p>
          </table:table-cell>
          <table:table-cell office:value-type="string" calcext:value-type="string">
            <text:p>hp/sec</text:p>
          </table:table-cell>
          <table:table-cell table:style-name="ce13" table:formula="of:=[.O2]*(1+[.N15])/100/60" office:value-type="float" office:value="15.2867833333333" calcext:value-type="float">
            <text:p>15.3</text:p>
          </table:table-cell>
          <table:table-cell table:style-name="ce10" table:formula="of:=1.1%*(1+[.N15])/60" office:value-type="percentage" office:value="0.00225408333333333" calcext:value-type="percentage">
            <text:p>0.23%</text:p>
          </table:table-cell>
          <table:table-cell table:style-name="ce9" table:formula="of:=[.R2]*60" office:value-type="percentage" office:value="0.135245" calcext:value-type="percentage">
            <text:p>13.5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0" calcext:value-type="float">
            <text:p>400</text:p>
          </table:table-cell>
          <table:table-cell table:style-name="ce5" table:formula="of:=[.B3]" office:value-type="float" office:value="400" calcext:value-type="float">
            <text:p>400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1" table:formula="of:=[.Q10]" office:value-type="percentage" office:value="20.195" calcext:value-type="percentage">
            <text:p>2019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7750" calcext:value-type="float">
            <text:p>7750</text:p>
          </table:table-cell>
          <table:table-cell office:value-type="string" calcext:value-type="string">
            <text:p>mp/sec</text:p>
          </table:table-cell>
          <table:table-cell table:style-name="ce13" table:formula="of:=[.O3]*[.R3]" office:value-type="float" office:value="12.59375" calcext:value-type="float">
            <text:p>12.6</text:p>
          </table:table-cell>
          <table:table-cell table:style-name="ce10" table:formula="of:=[.S3]/60" office:value-type="percentage" office:value="0.001625" calcext:value-type="percentage">
            <text:p>0.16%</text:p>
          </table:table-cell>
          <table:table-cell table:style-name="ce9" table:formula="of:=2%+([.C7]/100/100)" office:value-type="percentage" office:value="0.0975" calcext:value-type="percentage">
            <text:p>9.7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0" calcext:value-type="float">
            <text:p>510</text:p>
          </table:table-cell>
          <table:table-cell table:style-name="ce5" table:formula="of:=[.B4]*(1+[.T15])" office:value-type="float" office:value="5525.85" calcext:value-type="float">
            <text:p>5525.9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1" table:formula="of:=[.Q11]" office:value-type="percentage" office:value="13.955" calcext:value-type="percentage">
            <text:p>1395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ed:</text:p>
          </table:table-cell>
          <table:table-cell table:style-name="ce13" table:formula="of:=[.O3]*[.R4]" office:value-type="float" office:value="23.44375" calcext:value-type="float">
            <text:p>23.4</text:p>
          </table:table-cell>
          <table:table-cell table:style-name="ce10" table:formula="of:=[.S4]/60" office:value-type="percentage" office:value="0.003025" calcext:value-type="percentage">
            <text:p>0.30%</text:p>
          </table:table-cell>
          <table:table-cell table:style-name="ce9" table:formula="of:=2%*(1+3+3%*[.B28])+([.C7]/100/100)" office:value-type="percentage" office:value="0.1815" calcext:value-type="percentage">
            <text:p>18.15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15" calcext:value-type="float">
            <text:p>415</text:p>
          </table:table-cell>
          <table:table-cell table:style-name="ce5" table:formula="of:=[.B5]*(1+[.W15])" office:value-type="float" office:value="2216.1" calcext:value-type="float">
            <text:p>2216.1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1" table:formula="of:=[.Q12]" office:value-type="percentage" office:value="4.12" calcext:value-type="percentage">
            <text:p>4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35" calcext:value-type="float">
            <text:p>735</text:p>
          </table:table-cell>
          <table:table-cell table:style-name="ce5" table:formula="of:=[.B6]*(1+[.Z15])" office:value-type="float" office:value="7963.725" calcext:value-type="float">
            <text:p>7963.7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1" table:formula="of:=[.Q15]" office:value-type="percentage" office:value="12.565" calcext:value-type="percentage">
            <text:p>125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775" calcext:value-type="float">
            <text:p>775</text:p>
          </table:table-cell>
          <table:table-cell table:style-name="ce5" table:formula="of:=[.B7]" office:value-type="float" office:value="775" calcext:value-type="float">
            <text:p>775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4"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805594.3965" calcext:value-type="float">
            <text:p>805594.396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1711888.0925625" calcext:value-type="float">
            <text:p>1711888.0925625</text:p>
          </table:table-cell>
          <table:table-cell table:style-name="ce6" table:formula="of:=([.O11]+[.O12])/2" office:value-type="float" office:value="197055.9" calcext:value-type="float">
            <text:p>197055.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$AF$15]))/(1/(1+[.$AO$15]))" office:value-type="float" office:value="2618181.788625" calcext:value-type="float">
            <text:p>2618181.7886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0.195" calcext:value-type="percentage">
            <text:p>2019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P-Add</text:p>
          </table:table-cell>
          <table:table-cell table:formula="of:=[.$O$2]/(1/(1+[.$K$15]+[.$AO$15]))" office:value-type="float" office:value="188663.4" calcext:value-type="float">
            <text:p>188663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3.955" calcext:value-type="percentage">
            <text:p>1395.5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EH-P-MULT</text:p>
          </table:table-cell>
          <table:table-cell table:formula="of:=[.$O$2]/(1/(1+[.$K$15]+[.$AF$15]+[.$AO$15]))" office:value-type="float" office:value="205448.4" calcext:value-type="float">
            <text:p>205448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4.12" calcext:value-type="percentage">
            <text:p>412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13"/>
          <table:table-cell table:style-name="ce6" table:number-columns-repeated="2"/>
          <table:table-cell table:number-columns-repeated="22"/>
          <table:table-cell table:style-name="ce9" table:formula="of:=([.AM19]+[.AN19]*[.$B19])" office:value-type="percentage" office:value="0.455" calcext:value-type="percentage">
            <text:p>45.5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18:.K57])" office:value-type="percentage" office:value="20.195" calcext:value-type="percentage">
            <text:p>201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18:.N57])" office:value-type="percentage" office:value="11.295" calcext:value-type="percentage">
            <text:p>1129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18:.Q57])" office:value-type="percentage" office:value="12.565" calcext:value-type="percentage">
            <text:p>125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18:.T57])" office:value-type="percentage" office:value="9.835" calcext:value-type="percentage">
            <text:p>983.5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18:.W57])" office:value-type="percentage" office:value="4.34" calcext:value-type="percentage">
            <text:p>434.00%</text:p>
          </table:table-cell>
          <table:table-cell table:style-name="ce10" table:number-columns-repeated="2"/>
          <table:table-cell table:style-name="ce10" table:formula="of:=SUM([.Z18:.Z57])" office:value-type="percentage" office:value="9.835" calcext:value-type="percentage">
            <text:p>98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18:.AC57])" office:value-type="percentage" office:value="13.955" calcext:value-type="percentage">
            <text:p>139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18:.AI57])" office:value-type="percentage" office:value="4.12" calcext:value-type="percentage">
            <text:p>412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18:.AO57])" office:value-type="percentage" office:value="4.095" calcext:value-type="percentage">
            <text:p>409.5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9" table:formula="of:=([.I18]+[.J18]*[.$B18])" office:value-type="percentage" office:value="0.785" calcext:value-type="percentage">
            <text:p>78.50%</text:p>
          </table:table-cell>
          <table:table-cell table:style-name="ce9" table:formula="of:=[.K18]" office:value-type="percentage" office:value="5.495" calcext:value-type="percentage">
            <text:p>549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18]+[.J18]*[.$B18])*[.$F18]" office:value-type="percentage" office:value="5.495" calcext:value-type="percentage">
            <text:p>549.5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18]+[.S18]*[.$B18])*[.$F18]" office:value-type="percentage" office:value="5.495" calcext:value-type="percentage">
            <text:p>549.5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18]+[.Y18]*[.$B18])*[.$F18]" office:value-type="percentage" office:value="5.495" calcext:value-type="percentage">
            <text:p>549.5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18]+[.AB18]*[.$B18])*[.$F18]" office:value-type="percentage" office:value="5.495" calcext:value-type="percentage">
            <text:p>549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9" table:formula="of:=([.L19]+[.M19]*[.$B19])" office:value-type="percentage" office:value="1.255" calcext:value-type="percentage">
            <text:p>125.50%</text:p>
          </table:table-cell>
          <table:table-cell table:style-name="ce9" table:formula="of:=[.N19]" office:value-type="percentage" office:value="11.295" calcext:value-type="percentage">
            <text:p>1129.5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19]+[.M19]*[.$B19])*[.$F19]" office:value-type="percentage" office:value="11.295" calcext:value-type="percentage">
            <text:p>1129.5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19]+[.AN19]*[.$B19])*[.$F19]" office:value-type="percentage" office:value="4.095" calcext:value-type="percentage">
            <text:p>409.5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O20]+[.P20]*[.$B20])" office:value-type="percentage" office:value="1.035" calcext:value-type="percentage">
            <text:p>103.50%</text:p>
          </table:table-cell>
          <table:table-cell table:style-name="ce9" table:formula="of:=[.Q20]" office:value-type="percentage" office:value="7.245" calcext:value-type="percentage">
            <text:p>724.5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0]+[.P20]*[.$B20])*[.$F20]" office:value-type="percentage" office:value="7.245" calcext:value-type="percentage">
            <text:p>724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9" table:formula="of:=([.I22]+[.J22]*[.$B22])" office:value-type="percentage" office:value="0.62" calcext:value-type="percentage">
            <text:p>62.00%</text:p>
          </table:table-cell>
          <table:table-cell table:style-name="ce9" table:formula="of:=[.K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2]+[.J22]*[.$B22])*[.$F22]" office:value-type="percentage" office:value="4.34" calcext:value-type="percentage">
            <text:p>434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2]+[.S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2]+[.V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2]+[.Y22]*[.$B22])*[.$F22]" office:value-type="percentage" office:value="4.34" calcext:value-type="percentage">
            <text:p>434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2]+[.AB22]*[.$B22])*[.$F22]" office:value-type="percentage" office:value="4.34" calcext:value-type="percentage">
            <text:p>434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9" table:formula="of:=([.I23]+[.J23]*[.$B23])" office:value-type="percentage" office:value="1.295" calcext:value-type="percentage">
            <text:p>129.50%</text:p>
          </table:table-cell>
          <table:table-cell table:style-name="ce9" table:formula="of:=[.K23]" office:value-type="percentage" office:value="10.36" calcext:value-type="percentage">
            <text:p>1036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3]+[.J23]*[.$B23])*[.$F23]" office:value-type="percentage" office:value="10.36" calcext:value-type="percentage">
            <text:p>1036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AA24]+[.AB24]*[.$B24])" office:value-type="percentage" office:value="0.515" calcext:value-type="percentage">
            <text:p>51.50%</text:p>
          </table:table-cell>
          <table:table-cell table:style-name="ce9" table:formula="of:=[.AC24]" office:value-type="percentage" office:value="4.12" calcext:value-type="percentage">
            <text:p>412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4]+[.AB24]*[.$B24])*[.$F24]" office:value-type="percentage" office:value="4.12" calcext:value-type="percentage">
            <text:p>412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24]+[.AH24]*[.$B24])*[.$F24]" office:value-type="percentage" office:value="4.12" calcext:value-type="percentage">
            <text:p>412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9" table:formula="of:=([.AJ25]+[.AK25]*[.$B25])" office:value-type="percentage" office:value="0.5" calcext:value-type="percentage">
            <text:p>50.00%</text:p>
          </table:table-cell>
          <table:table-cell table:style-name="ce9" table:formula="of:=[.AL25]" office:value-type="percentage" office:value="4" calcext:value-type="percentage">
            <text:p>400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25]+[.AK25]*[.$B25])*[.$F25]" office:value-type="percentage" office:value="4" calcext:value-type="percentage">
            <text:p>4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9" table:formula="of:=([.O26]+[.P26]*[.$B26])" office:value-type="percentage" office:value="0.76" calcext:value-type="percentage">
            <text:p>76.00%</text:p>
          </table:table-cell>
          <table:table-cell table:style-name="ce9" table:formula="of:=[.Q26]" office:value-type="percentage" office:value="5.32" calcext:value-type="percentage">
            <text:p>532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6]+[.P26]*[.$B26])*[.$F26]" office:value-type="percentage" office:value="5.32" calcext:value-type="percentage">
            <text:p>532.0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9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35:51.5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4T17:39:13.073000000</dc:date>
    <meta:generator>LibreOffice/7.0.5.2$Windows_X86_64 LibreOffice_project/64390860c6cd0aca4beafafcfd84613dd9dfb63a</meta:generator>
    <meta:editing-duration>PT3H32M16S</meta:editing-duration>
    <meta:editing-cycles>34</meta:editing-cycles>
    <meta:document-statistic meta:table-count="1" meta:cell-count="252" meta:object-count="0"/>
    <meta:user-defined meta:name="AppVersion">16.0300</meta:user-defined>
  </office:meta>
</office:document-meta>
</file>